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9.66cm"/>
    </style:style>
    <style:style style:name="gr2" style:family="graphic" style:parent-style-name="standard">
      <style:graphic-properties svg:stroke-color="#ff6600" draw:fill-color="#ff9900" draw:textarea-horizontal-align="justify" draw:textarea-vertical-align="middle" draw:auto-grow-height="false" fo:min-height="1.44cm" fo:min-width="8.226cm"/>
    </style:style>
    <style:style style:name="gr3" style:family="graphic" style:parent-style-name="standard">
      <style:graphic-properties svg:stroke-color="#cc00cc" draw:fill="solid" draw:fill-color="#ff99ff" draw:textarea-horizontal-align="justify" draw:textarea-vertical-align="middle" draw:auto-grow-height="false" fo:min-height="1.438cm" fo:min-width="8.226cm"/>
    </style:style>
    <style:style style:name="gr4" style:family="graphic" style:parent-style-name="standard">
      <style:graphic-properties svg:stroke-color="#990099" draw:fill="solid" draw:fill-color="#ff99ff" draw:textarea-horizontal-align="justify" draw:textarea-vertical-align="middle" draw:auto-grow-height="false" fo:min-height="1.438cm" fo:min-width="8.226cm"/>
    </style:style>
    <style:style style:name="gr5" style:family="graphic" style:parent-style-name="standard">
      <style:graphic-properties svg:stroke-width="0.102cm" svg:stroke-color="#808080" draw:marker-start-width="0.352cm" draw:marker-end-width="0.352cm" draw:fill="solid" draw:fill-color="#cccc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051cm" svg:stroke-color="#1c1c1c" draw:marker-start-width="0.276cm" draw:marker-end-width="0.276cm" draw:fill="solid" draw:fill-color="#eeeeee" draw:textarea-horizontal-align="justify" draw:textarea-vertical-align="middle" draw:auto-grow-height="false" fo:min-height="3.059cm" fo:min-width="5.292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6cm" fo:min-width="4.93cm"/>
    </style:style>
    <style:style style:name="gr8" style:family="graphic" style:parent-style-name="objectwithoutfill">
      <style:graphic-properties svg:stroke-width="0.457cm" svg:stroke-color="#729fcf" draw:marker-start-width="0.882cm" draw:marker-end-width="0.882cm" draw:fill="none" draw:textarea-vertical-align="middle" fo:padding-top="0.35cm" fo:padding-bottom="0.35cm" fo:padding-left="0.475cm" fo:padding-right="0.475cm"/>
    </style:style>
    <style:style style:name="gr9" style:family="graphic" style:parent-style-name="objectwithoutfill">
      <style:graphic-properties svg:stroke-width="0.457cm" svg:stroke-color="#ff99ff" draw:marker-start-width="0.882cm" draw:marker-end-width="0.882cm" draw:fill="none" draw:textarea-vertical-align="middle" fo:padding-top="0.35cm" fo:padding-bottom="0.35cm" fo:padding-left="0.475cm" fo:padding-right="0.475cm"/>
    </style:style>
    <style:style style:name="gr10" style:family="graphic" style:parent-style-name="objectwithoutfill">
      <style:graphic-properties svg:stroke-width="0.457cm" svg:stroke-color="#ff9900" draw:marker-start-width="0.882cm" draw:marker-end-width="0.882cm" draw:fill="none" draw:textarea-vertical-align="middle" fo:padding-top="0.35cm" fo:padding-bottom="0.35cm" fo:padding-left="0.475cm" fo:padding-right="0.475cm"/>
    </style:style>
    <style:style style:name="gr11" style:family="graphic" style:parent-style-name="objectwithoutfill">
      <style:graphic-properties svg:stroke-width="0.457cm" svg:stroke-color="#669933" draw:marker-start-width="0.882cm" draw:marker-end-width="0.882cm" draw:fill="none" draw:fill-color="#ff9900" draw:textarea-vertical-align="middle" fo:padding-top="0.35cm" fo:padding-bottom="0.35cm" fo:padding-left="0.475cm" fo:padding-right="0.475cm"/>
    </style:style>
    <style:style style:name="gr12" style:family="graphic" style:parent-style-name="objectwithoutfill">
      <style:graphic-properties svg:stroke-width="0.457cm" svg:stroke-color="#b2b2b2" draw:marker-start-width="0.882cm" draw:marker-end-width="0.882cm" draw:fill="none" draw:textarea-vertical-align="middle" fo:padding-top="0.35cm" fo:padding-bottom="0.35cm" fo:padding-left="0.475cm" fo:padding-right="0.475cm"/>
    </style:style>
    <style:style style:name="gr13" style:family="graphic" style:parent-style-name="standard">
      <style:graphic-properties svg:stroke-color="#004586" draw:textarea-horizontal-align="justify" draw:textarea-vertical-align="middle" draw:auto-grow-height="false" fo:min-height="1.438cm" fo:min-width="8.226cm"/>
    </style:style>
    <style:style style:name="gr14" style:family="graphic" style:parent-style-name="standard">
      <style:graphic-properties svg:stroke-color="#ff6600" draw:fill="solid" draw:fill-color="#ff9900" draw:textarea-horizontal-align="justify" draw:textarea-vertical-align="middle" draw:auto-grow-height="false" fo:min-height="1.44cm" fo:min-width="8.2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439cm" fo:min-width="8.226cm"/>
    </style:style>
    <style:style style:name="gr17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438cm" fo:min-width="8.226cm"/>
    </style:style>
    <style:style style:name="gr18" style:family="graphic" style:parent-style-name="standard">
      <style:graphic-properties svg:stroke-color="#666666" draw:fill-color="#dddddd" draw:textarea-horizontal-align="justify" draw:textarea-vertical-align="middle" draw:auto-grow-height="false" fo:min-height="1.438cm" fo:min-width="8.226cm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6.892cm"/>
    </style:style>
    <style:style style:name="gr21" style:family="graphic" style:parent-style-name="standard">
      <style:graphic-properties svg:stroke-color="#669966" draw:fill="solid" draw:fill-color="#99cc99" draw:textarea-horizontal-align="justify" draw:textarea-vertical-align="middle" draw:auto-grow-height="false"/>
    </style:style>
    <style:style style:name="gr22" style:family="graphic" style:parent-style-name="standard">
      <style:graphic-properties svg:stroke-width="0.102cm" svg:stroke-color="#808080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svg:stroke-width="0.051cm" svg:stroke-color="#1c1c1c" draw:marker-start-width="0.276cm" draw:marker-end-width="0.276cm" draw:fill="solid" draw:fill-color="#eeeeee" draw:textarea-horizontal-align="justify" draw:textarea-vertical-align="middle" draw:auto-grow-height="false" fo:min-height="1.986cm" fo:min-width="7.07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4.93cm"/>
    </style:style>
    <style:style style:name="gr25" style:family="graphic" style:parent-style-name="objectwithoutfill">
      <style:graphic-properties svg:stroke-width="0.457cm" svg:stroke-color="#99cc99" draw:marker-start-width="0.882cm" draw:marker-end-width="0.882cm" draw:fill="none" draw:textarea-vertical-align="middle" fo:padding-top="0.35cm" fo:padding-bottom="0.35cm" fo:padding-left="0.475cm" fo:padding-right="0.475cm"/>
    </style:style>
    <style:style style:name="gr26" style:family="graphic" style:parent-style-name="standard">
      <style:graphic-properties svg:stroke-color="#004586" draw:textarea-horizontal-align="justify" draw:textarea-vertical-align="middle" draw:auto-grow-height="false" fo:min-height="2.157cm" fo:min-width="11.94cm"/>
    </style:style>
    <style:style style:name="gr27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3.056cm"/>
    </style:style>
    <style:style style:name="gr28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8.39cm"/>
    </style:style>
    <style:style style:name="gr29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2.294cm"/>
    </style:style>
    <style:style style:name="gr30" style:family="graphic" style:parent-style-name="standard">
      <style:graphic-properties svg:stroke-color="#004586" draw:textarea-horizontal-align="justify" draw:textarea-vertical-align="middle" draw:auto-grow-height="false" fo:min-height="1.267cm" fo:min-width="4.435cm"/>
    </style:style>
    <style:style style:name="gr31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268cm" fo:min-width="4.435cm"/>
    </style:style>
    <style:style style:name="gr32" style:family="graphic" style:parent-style-name="standard">
      <style:graphic-properties svg:stroke-color="#ffff66" draw:fill-color="#ffffcc" draw:textarea-horizontal-align="justify" draw:textarea-vertical-align="middle" draw:auto-grow-height="false" fo:min-height="1.267cm" fo:min-width="4.435cm"/>
    </style:style>
    <style:style style:name="gr33" style:family="graphic" style:parent-style-name="standard">
      <style:graphic-properties svg:stroke-color="#336699" draw:fill="solid" draw:fill-color="#729fcf" draw:textarea-horizontal-align="justify" draw:textarea-vertical-align="middle" draw:auto-grow-height="false" fo:min-height="1.268cm" fo:min-width="4.435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37" style:family="graphic" style:parent-style-name="objectwithoutfill">
      <style:graphic-properties draw:marker-start="Rounded_20_large_20_Arrow" draw:marker-end="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03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9.09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="solid" draw:fill-color="#ff99ff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solid" draw:fill-color="#eeeeee"/>
      <style:paragraph-properties fo:text-align="center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9900"/>
      <style:paragraph-properties fo:text-align="center"/>
    </style:style>
    <style:style style:name="P10" style:family="paragraph">
      <loext:graphic-properties draw:fill="solid" draw:fill-color="#ff99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99cc66"/>
      <style:paragraph-properties fo:text-align="center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="solid" draw:fill-color="#99cc99"/>
      <style:paragraph-properties fo:text-align="center"/>
    </style:style>
    <style:style style:name="P16" style:family="paragraph">
      <loext:graphic-properties draw:fill-color="#ffffff"/>
      <style:paragraph-properties fo:text-align="center"/>
      <style:text-properties fo:font-size="18pt"/>
    </style:style>
    <style:style style:name="P17" style:family="paragraph">
      <loext:graphic-properties draw:fill="solid" draw:fill-color="#dddddd"/>
      <style:paragraph-properties fo:text-align="center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="solid" draw:fill-color="#99cc66"/>
      <style:paragraph-properties fo:text-align="center"/>
      <style:text-properties fo:font-size="18pt"/>
    </style:style>
    <style:style style:name="P20" style:family="paragraph">
      <loext:graphic-properties draw:fill-color="#ffffcc"/>
      <style:paragraph-properties fo:text-align="center"/>
      <style:text-properties fo:font-size="18pt"/>
    </style:style>
    <style:style style:name="P21" style:family="paragraph">
      <loext:graphic-properties draw:fill="solid" draw:fill-color="#729fcf"/>
      <style:paragraph-properties fo:text-align="center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ff" fo:font-size="18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/>
    </style:style>
    <style:style style:name="T6" style:family="text">
      <style:text-properties fo:color="#0000cc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0.16cm" svg:height="2.032cm" svg:x="8.92cm" svg:y="1.778cm">
          <draw:text-box>
            <text:p text:style-name="P1"><text:span text:style-name="T1">Upstream </text:span><text:span text:style-name="T1">Repository</text:span></text:p>
            <text:p text:style-name="P1"><text:span text:style-name="T2">upstream</text:span></text:p>
          </draw:text-box>
        </draw:frame>
        <draw:custom-shape draw:style-name="gr2" draw:text-style-name="P3" draw:layer="layout" svg:width="8.908cm" svg:height="1.872cm" draw:transform="rotate (1.5707963267949) translate (10.755cm 15.7cm)">
          <text:p text:style-name="P1">epic/JIRA-987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8.908cm" svg:height="1.87cm" draw:transform="rotate (1.5707963267949) translate (13.562cm 15.7cm)">
          <text:p text:style-name="P1">story/JIRA-386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908cm" svg:height="1.87cm" draw:transform="rotate (1.5707963267949) translate (16.367cm 15.7cm)">
          <text:p text:style-name="P1">story/JIRA-633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355cm" svg:height="0.357cm" svg:x="24.349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55cm" svg:height="0.357cm" svg:x="25.191cm" svg:y="10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57cm" svg:height="0.356cm" svg:x="26.033cm" svg:y="10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6" draw:layer="layout" svg:width="5.842cm" svg:height="3.359cm" svg:x="21.382cm" svg:y="16.8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5.43cm" svg:height="3.386cm" svg:x="22.671cm" svg:y="16.88cm">
            <draw:text-box>
              <text:p><text:span text:style-name="T3">Master</text:span></text:p>
              <text:p><text:span text:style-name="T3">development</text:span></text:p>
              <text:p><text:span text:style-name="T3">story</text:span></text:p>
              <text:p><text:span text:style-name="T3">epic</text:span></text:p>
              <text:p><text:span text:style-name="T3">release</text:span></text:p>
            </draw:text-box>
          </draw:frame>
          <draw:line draw:style-name="gr8" draw:text-style-name="P8" draw:layer="layout" svg:x1="21.89cm" svg:y1="17.874cm" svg:x2="22.652cm" svg:y2="17.874cm">
            <text:p/>
          </draw:line>
          <draw:line draw:style-name="gr9" draw:text-style-name="P8" draw:layer="layout" svg:x1="21.89cm" svg:y1="18.52cm" svg:x2="22.652cm" svg:y2="18.52cm">
            <text:p/>
          </draw:line>
          <draw:line draw:style-name="gr10" draw:text-style-name="P8" draw:layer="layout" svg:x1="21.89cm" svg:y1="19.166cm" svg:x2="22.652cm" svg:y2="19.166cm">
            <text:p/>
          </draw:line>
          <draw:line draw:style-name="gr11" draw:text-style-name="P9" draw:layer="layout" svg:x1="21.89cm" svg:y1="19.812cm" svg:x2="22.652cm" svg:y2="19.812cm">
            <text:p/>
          </draw:line>
          <draw:line draw:style-name="gr12" draw:text-style-name="P8" draw:layer="layout" svg:x1="21.89cm" svg:y1="17.274cm" svg:x2="22.652cm" svg:y2="17.274cm">
            <text:p/>
          </draw:line>
        </draw:g>
        <draw:custom-shape draw:style-name="gr13" draw:text-style-name="P1" draw:layer="layout" svg:width="8.908cm" svg:height="1.87cm" draw:transform="rotate (1.5707963267949) translate (5.144cm 15.7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8.908cm" svg:height="1.872cm" draw:transform="rotate (1.5707963267949) translate (7.949cm 15.7cm)">
          <text:p text:style-name="P1">epic/JIRA-123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8.198cm" svg:height="0.962cm" svg:x="4.064cm" svg:y="19.05cm">
          <draw:text-box>
            <text:p>JIRA = Project Abbreviation</text:p>
          </draw:text-box>
        </draw:frame>
        <draw:custom-shape draw:style-name="gr16" draw:text-style-name="P12" draw:layer="layout" svg:width="8.908cm" svg:height="1.871cm" draw:transform="rotate (1.5707963267949) translate (19.116cm 15.7cm)">
          <text:p text:style-name="P1">release/4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8.908cm" svg:height="1.87cm" draw:transform="rotate (1.5707963267949) translate (21.922cm 15.7cm)">
          <text:p text:style-name="P1">release/4.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8.908cm" svg:height="1.87cm" draw:transform="rotate (1.5707963267949) translate (2.345cm 15.7cm)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0" draw:text-style-name="P2" draw:layer="layout" svg:width="7.392cm" svg:height="2.032cm" svg:x="10.304cm" svg:y="1.778cm">
          <draw:text-box>
            <text:p text:style-name="P1"><text:span text:style-name="T1">Developer Fork</text:span></text:p>
            <text:p text:style-name="P1"><text:span text:style-name="T2">origin</text:span></text:p>
          </draw:text-box>
        </draw:frame>
        <draw:custom-shape draw:style-name="gr21" draw:text-style-name="P15" draw:layer="layout" svg:width="12.7cm" svg:height="2.667cm" draw:transform="rotate (1.5707963267949) translate (10.812cm 17.596cm)">
          <text:p text:style-name="P1">JIRA-374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12.7cm" svg:height="2.667cm" draw:transform="rotate (1.5707963267949) translate (14.812cm 17.596cm)">
          <text:p text:style-name="P1">JIRA-654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0.508cm" svg:height="0.508cm" svg:x="19.05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508cm" svg:height="0.508cm" svg:x="20.251cm" svg:y="9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508cm" svg:height="0.508cm" svg:x="21.452cm" svg:y="9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508cm" svg:height="0.508cm" svg:x="22.654cm" svg:y="9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" draw:text-style-name="P6" draw:layer="layout" svg:width="7.62cm" svg:height="2.286cm" svg:x="19.304cm" svg:y="17.826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7" draw:layer="layout" svg:width="5.43cm" svg:height="1.524cm" svg:x="21.147cm" svg:y="18.172cm">
            <draw:text-box>
              <text:p><text:span text:style-name="T3">Reference only</text:span></text:p>
              <text:p><text:span text:style-name="T3">Active development</text:span></text:p>
            </draw:text-box>
          </draw:frame>
          <draw:line draw:style-name="gr8" draw:text-style-name="P8" draw:layer="layout" svg:x1="20.066cm" svg:y1="18.566cm" svg:x2="20.828cm" svg:y2="18.566cm">
            <text:p/>
          </draw:line>
          <draw:line draw:style-name="gr25" draw:text-style-name="P8" draw:layer="layout" svg:x1="20.066cm" svg:y1="19.266cm" svg:x2="20.828cm" svg:y2="19.266cm">
            <text:p/>
          </draw:line>
        </draw:g>
        <draw:custom-shape draw:style-name="gr26" draw:text-style-name="P1" draw:layer="layout" svg:width="12.7cm" svg:height="2.667cm" draw:transform="rotate (1.5707963267949) translate (6.812cm 17.596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8.198cm" svg:height="0.962cm" svg:x="4.065cm" svg:y="19.05cm">
          <draw:text-box>
            <text:p>JIRA = Project Abbreviation</text:p>
          </draw:text-box>
        </draw:frame>
        <presentation:notes draw:style-name="dp2">
          <draw:page-thumbnail draw:style-name="gr19" draw:layer="layout" svg:width="13.968cm" svg:height="10.476cm" svg:x="3.81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7" draw:text-style-name="P16" draw:layer="layout" svg:width="3.556cm" svg:height="1.016cm" svg:x="4.318cm" svg:y="5.978cm">
          <text:p text:style-name="P1"><text:span text:style-name="T4">upstream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8.89cm" svg:height="6.39cm" svg:x="1.778cm" svg:y="7.06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794cm" svg:height="1.016cm" svg:x="19.304cm" svg:y="6.224cm">
          <text:p text:style-name="P1"><text:span text:style-name="T4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8.89cm" svg:height="6.39cm" svg:x="16.51cm" svg:y="7.2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xml:id="id1" draw:id="id1" draw:layer="layout" svg:width="5.099cm" svg:height="1.681cm" draw:transform="rotate (1.5707963267949) translate (3.01cm 12.801cm)">
          <text:p text:style-name="P1"><text:span text:style-name="T5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9" draw:layer="layout" svg:width="5.099cm" svg:height="1.682cm" draw:transform="rotate (1.5707963267949) translate (5.533cm 12.801cm)">
          <text:p text:style-name="P1"><text:span text:style-name="T5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9" draw:layer="layout" svg:width="5.099cm" svg:height="1.682cm" draw:transform="rotate (1.5707963267949) translate (8.057cm 12.801cm)">
          <text:p text:style-name="P1"><text:span text:style-name="T5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0" xml:id="id2" draw:id="id2" draw:layer="layout" svg:width="5.099cm" svg:height="1.681cm" draw:transform="rotate (1.5707963267949) translate (19.616cm 13.036cm)">
          <text:p text:style-name="P1"><text:span text:style-name="T5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0" draw:layer="layout" svg:width="5.099cm" svg:height="1.681cm" draw:transform="rotate (1.5707963267949) translate (22.14cm 13.036cm)">
          <text:p text:style-name="P1"><text:span text:style-name="T5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5.099cm" svg:height="1.682cm" draw:transform="rotate (1.5707963267949) translate (17.092cm 13.036cm)">
          <text:p text:style-name="P1"><text:span text:style-name="T5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8" draw:layer="layout" draw:line-skew="1.765cm" svg:x1="3.85cm" svg:y1="12.801cm" svg:x2="20.456cm" svg:y2="13.036cm" draw:start-shape="id1" draw:start-glue-point="3" draw:end-shape="id2" draw:end-glue-point="3" svg:d="M3850 12801v2501h16606v-2266" svg:viewBox="0 0 16607 2502">
          <text:p/>
        </draw:connector>
        <draw:frame draw:style-name="gr35" draw:text-style-name="P11" draw:layer="layout" svg:width="5.362cm" svg:height="0.962cm" svg:x="11.766cm" svg:y="14.452cm">
          <draw:text-box>
            <text:p>1) <text:s/>ghNJBD 1234</text:p>
          </draw:text-box>
        </draw:frame>
        <draw:connector draw:style-name="gr34" draw:text-style-name="P8" draw:layer="layout" draw:line-skew="0.457cm" svg:x1="3.81cm" svg:y1="15.736cm" svg:x2="20.502cm" svg:y2="15.982cm" svg:d="M3810 15736v1204h16692v-958" svg:viewBox="0 0 16693 1205">
          <text:p/>
        </draw:connector>
        <draw:frame draw:style-name="gr36" draw:text-style-name="P11" draw:layer="layout" svg:width="3.918cm" svg:height="0.962cm" svg:x="11.864cm" svg:y="16.052cm">
          <draw:text-box>
            <text:p>2) <text:s/>ghUBUD</text:p>
          </draw:text-box>
        </draw:frame>
        <draw:frame draw:style-name="gr36" draw:text-style-name="P11" draw:layer="layout" svg:width="3.918cm" svg:height="0.962cm" svg:x="11.864cm" svg:y="17.852cm">
          <draw:text-box>
            <text:p>3) <text:s/>ghNPRD</text:p>
          </draw:text-box>
        </draw:frame>
        <draw:connector draw:style-name="gr37" draw:text-style-name="P8" draw:layer="layout" draw:line-skew="0.895cm" svg:x1="3.901cm" svg:y1="17.102cm" svg:x2="20.507cm" svg:y2="17.337cm" svg:d="M3901 17102v1631h16606v-1396" svg:viewBox="0 0 16607 1632">
          <text:p/>
        </draw:connector>
        <draw:frame draw:style-name="gr38" draw:text-style-name="P2" draw:layer="layout" svg:width="21.537cm" svg:height="1.276cm" svg:x="3.232cm" svg:y="1.524cm">
          <draw:text-box>
            <text:p text:style-name="P1"><text:span text:style-name="T1">Working with the </text:span><text:span text:style-name="T1">upstream </text:span><text:span text:style-name="T6">development</text:span><text:span text:style-name="T1"> </text:span><text:span text:style-name="T1">branch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3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27" draw:text-style-name="P16" draw:layer="layout" svg:width="3.556cm" svg:height="1.016cm" svg:x="4.318cm" svg:y="5.978cm">
          <text:p text:style-name="P1"><text:span text:style-name="T4">upstream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8.89cm" svg:height="6.39cm" svg:x="1.778cm" svg:y="7.06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794cm" svg:height="1.016cm" svg:x="19.304cm" svg:y="6.224cm">
          <text:p text:style-name="P1"><text:span text:style-name="T4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8.89cm" svg:height="6.39cm" svg:x="16.51cm" svg:y="7.2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5.099cm" svg:height="1.681cm" draw:transform="rotate (1.5707963267949) translate (3.01cm 12.801cm)">
          <text:p text:style-name="P1"><text:span text:style-name="T5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9" draw:layer="layout" svg:width="5.099cm" svg:height="1.682cm" draw:transform="rotate (1.5707963267949) translate (5.533cm 12.801cm)">
          <text:p text:style-name="P1"><text:span text:style-name="T5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9" draw:layer="layout" svg:width="5.099cm" svg:height="1.682cm" draw:transform="rotate (1.5707963267949) translate (8.057cm 12.801cm)">
          <text:p text:style-name="P1"><text:span text:style-name="T5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8" draw:layer="layout" draw:line-skew="1.765cm" svg:x1="8.924cm" svg:y1="12.801cm" svg:x2="22.817cm" svg:y2="13.036cm" svg:d="M8924 12801v2501h13893v-2266" svg:viewBox="0 0 13894 2502">
          <text:p/>
        </draw:connector>
        <draw:frame draw:style-name="gr35" draw:text-style-name="P11" draw:layer="layout" svg:width="6.42cm" svg:height="0.962cm" svg:x="15.546cm" svg:y="14.452cm">
          <draw:text-box>
            <text:p>1) <text:s/>ghNJBR 5678 4.1</text:p>
          </draw:text-box>
        </draw:frame>
        <draw:connector draw:style-name="gr34" draw:text-style-name="P8" draw:layer="layout" draw:line-skew="0.457cm" svg:x1="8.89cm" svg:y1="15.736cm" svg:x2="22.856cm" svg:y2="15.982cm" svg:d="M8890 15736v1204h13966v-958" svg:viewBox="0 0 13967 1205">
          <text:p/>
        </draw:connector>
        <draw:frame draw:style-name="gr39" draw:text-style-name="P11" draw:layer="layout" svg:width="4.977cm" svg:height="0.962cm" svg:x="15.629cm" svg:y="16.052cm">
          <draw:text-box>
            <text:p>2) <text:s/>ghUBUR 4.1</text:p>
          </draw:text-box>
        </draw:frame>
        <draw:frame draw:style-name="gr39" draw:text-style-name="P11" draw:layer="layout" svg:width="4.977cm" svg:height="0.962cm" svg:x="15.629cm" svg:y="17.852cm">
          <draw:text-box>
            <text:p>3) <text:s/>ghNPRR 4.1</text:p>
          </draw:text-box>
        </draw:frame>
        <draw:connector draw:style-name="gr37" draw:text-style-name="P8" draw:layer="layout" draw:line-skew="0.895cm" svg:x1="8.966cm" svg:y1="17.102cm" svg:x2="22.86cm" svg:y2="17.337cm" svg:d="M8966 17102v1631h13894v-1396" svg:viewBox="0 0 13895 1632">
          <text:p/>
        </draw:connector>
        <draw:frame draw:style-name="gr40" draw:text-style-name="P2" draw:layer="layout" svg:width="19.594cm" svg:height="1.276cm" svg:x="3.232cm" svg:y="1.524cm">
          <draw:text-box>
            <text:p text:style-name="P1"><text:span text:style-name="T1">Worki</text:span><text:span text:style-name="T1">ng </text:span><text:span text:style-name="T1">with </text:span><text:span text:style-name="T1">an </text:span><text:span text:style-name="T1">upstre</text:span><text:span text:style-name="T1">am </text:span><text:span text:style-name="T6">Releas</text:span><text:span text:style-name="T6">e</text:span><text:span text:style-name="T1"> </text:span><text:span text:style-name="T1">branch</text:span></text:p>
          </draw:text-box>
        </draw:frame>
        <draw:custom-shape draw:style-name="gr32" draw:text-style-name="P20" draw:layer="layout" svg:width="5.099cm" svg:height="1.681cm" draw:transform="rotate (1.5707963267949) translate (19.617cm 13.036cm)">
          <text:p text:style-name="P1"><text:span text:style-name="T5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0" draw:layer="layout" svg:width="5.099cm" svg:height="1.681cm" draw:transform="rotate (1.5707963267949) translate (22.141cm 13.036cm)">
          <text:p text:style-name="P1"><text:span text:style-name="T5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5.099cm" svg:height="1.682cm" draw:transform="rotate (1.5707963267949) translate (17.093cm 13.036cm)">
          <text:p text:style-name="P1"><text:span text:style-name="T5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9" draw:layer="layout" svg:width="13.968cm" svg:height="10.476cm" svg:x="3.81cm" svg:y="2.123cm" draw:page-number="4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15:55:17.123178531</meta:creation-date>
    <dc:date>2017-08-19T19:00:03.353830718</dc:date>
    <meta:editing-duration>P9DT22H59S</meta:editing-duration>
    <meta:editing-cycles>39</meta:editing-cycles>
    <meta:generator>LibreOffice/5.1.6.2$Linux_X86_64 LibreOffice_project/10m0$Build-2</meta:generator>
    <meta:document-statistic meta:object-count="98"/>
  </office:meta>
</office:document-meta>
</file>